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575e5" officeooo:paragraph-rsid="000575e5"/>
    </style:style>
    <style:style style:name="P2" style:family="paragraph" style:parent-style-name="Standard">
      <style:text-properties officeooo:rsid="000575e5" officeooo:paragraph-rsid="000575e5"/>
    </style:style>
    <style:style style:name="P3" style:family="paragraph" style:parent-style-name="Standard" style:list-style-name="L1">
      <style:paragraph-properties fo:margin-left="2.501cm" fo:margin-right="0cm" fo:text-indent="-0.635cm" style:auto-text-indent="false"/>
      <style:text-properties officeooo:rsid="000575e5" officeooo:paragraph-rsid="000575e5"/>
    </style:style>
    <style:style style:name="T1" style:family="text">
      <style:text-properties officeooo:rsid="0006991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 diapositiva 1 (Presentación)</text:p>
      <text:p text:style-name="P2">En esta breve exposición se enumeran las principales energías renovables.</text:p>
      <text:p text:style-name="P2"/>
      <text:p text:style-name="P1">Nota diapositiva 3 (Energía hidráulica)</text:p>
      <text:p text:style-name="P2">La energía hidráulica, por su amplia utilización para la producción de la electricidad desde hace décadas, se engloba dentro de las energías convencionales. Las centrales hidráulicas, o hidroeléctricas, puede<text:span text:style-name="T1">n</text:span> ser de:</text:p>
      <text:list xml:id="list20527726" text:style-name="L1">
        <text:list-item>
          <text:p text:style-name="P3">Agua corriente: Aprovechan los saltos naturales.</text:p>
        </text:list-item>
        <text:list-item>
          <text:p text:style-name="P3">Agua embalsada: Son las más frecuentes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4T16:47:08.80</meta:creation-date>
    <dc:date>2014-01-08T00:36:02.54</dc:date>
    <meta:editing-duration>PT49S</meta:editing-duration>
    <meta:editing-cycles>3</meta:editing-cycles>
    <meta:generator>LibreOffice/3.6$Windows_x86 LibreOffice_project/9418c72-a20f997-6f5dfc1-4f5ae61-61563f</meta:generator>
    <meta:document-statistic meta:table-count="0" meta:image-count="0" meta:object-count="0" meta:page-count="1" meta:paragraph-count="6" meta:word-count="64" meta:character-count="453" meta:non-whitespace-character-count="397"/>
  </office:meta>
</office:document-meta>
</file>